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nb positions</text:p>
          </table:table-cell>
          <table:table-cell office:value-type="string" calcext:value-type="string">
            <text:p>nb solutions</text:p>
          </table:table-cell>
          <table:table-cell table:style-name="ce1" office:value-type="string" calcext:value-type="string">
            <text:p>1/densit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2]^[.B2]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table:formula="of:=[.C2]/[.D2]" office:value-type="float" office:value="32768" calcext:value-type="float">
            <text:p>327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3]^[.B3]" office:value-type="float" office:value="9765625" calcext:value-type="float">
            <text:p>9765625</text:p>
          </table:table-cell>
          <table:table-cell office:value-type="float" office:value="10" calcext:value-type="float">
            <text:p>10</text:p>
          </table:table-cell>
          <table:table-cell table:formula="of:=[.C3]/[.D3]" office:value-type="float" office:value="976562.5" calcext:value-type="float">
            <text:p>976562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4]^[.B4]" office:value-type="float" office:value="2176782336" calcext:value-type="float">
            <text:p>2176782336</text:p>
          </table:table-cell>
          <table:table-cell office:value-type="float" office:value="4" calcext:value-type="float">
            <text:p>4</text:p>
          </table:table-cell>
          <table:table-cell table:formula="of:=[.C4]/[.D4]" office:value-type="float" office:value="544195584" calcext:value-type="float">
            <text:p>5441955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A5]^[.B5]" office:value-type="float" office:value="678223072849" calcext:value-type="float">
            <text:p>678223072849</text:p>
          </table:table-cell>
          <table:table-cell office:value-type="float" office:value="40" calcext:value-type="float">
            <text:p>40</text:p>
          </table:table-cell>
          <table:table-cell table:formula="of:=[.C5]/[.D5]" office:value-type="float" office:value="16955576821.225" calcext:value-type="float">
            <text:p>16955576821.2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6]^[.B6]" office:value-type="float" office:value="281474976710656" calcext:value-type="float">
            <text:p>281474976710656</text:p>
          </table:table-cell>
          <table:table-cell office:value-type="float" office:value="92" calcext:value-type="float">
            <text:p>92</text:p>
          </table:table-cell>
          <table:table-cell table:formula="of:=[.C6]/[.D6]" office:value-type="float" office:value="3059510616420.17" calcext:value-type="float">
            <text:p>3059510616420.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A7]^[.B7]" office:value-type="float" office:value="1.50094635296999E+017" calcext:value-type="float">
            <text:p>150094635296999000</text:p>
          </table:table-cell>
          <table:table-cell office:value-type="float" office:value="352" calcext:value-type="float">
            <text:p>352</text:p>
          </table:table-cell>
          <table:table-cell table:formula="of:=[.C7]/[.D7]" office:value-type="float" office:value="426405213911929" calcext:value-type="float">
            <text:p>4264052139119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A8]^[.B8]" office:value-type="float" office:value="1E+020" calcext:value-type="float">
            <text:p>100000000000000000000</text:p>
          </table:table-cell>
          <table:table-cell office:value-type="float" office:value="724" calcext:value-type="float">
            <text:p>724</text:p>
          </table:table-cell>
          <table:table-cell table:formula="of:=[.C8]/[.D8]" office:value-type="float" office:value="1.38121546961326E+017" calcext:value-type="float">
            <text:p>138121546961326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A9]^[.B9]" office:value-type="float" office:value="8.14027493868398E+022" calcext:value-type="float">
            <text:p>81402749386839800000000</text:p>
          </table:table-cell>
          <table:table-cell office:value-type="float" office:value="2680" calcext:value-type="float">
            <text:p>2680</text:p>
          </table:table-cell>
          <table:table-cell table:formula="of:=[.C9]/[.D9]" office:value-type="float" office:value="3.03741602189701E+019" calcext:value-type="float">
            <text:p>30374160218970100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A10]^[.B10]" office:value-type="float" office:value="7.94968472033908E+025" calcext:value-type="float">
            <text:p>79496847203390800000000000</text:p>
          </table:table-cell>
          <table:table-cell office:value-type="float" office:value="14200" calcext:value-type="float">
            <text:p>14200</text:p>
          </table:table-cell>
          <table:table-cell table:formula="of:=[.C10]/[.D10]" office:value-type="float" office:value="5.59836952136555E+021" calcext:value-type="float">
            <text:p>559836952136555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0T09:47:04.134351757</meta:creation-date>
    <dc:date>2014-06-20T11:09:19.332429428</dc:date>
    <dc:creator>Raphaël Rieu-Helft</dc:creator>
    <meta:editing-duration>PT1H7M5S</meta:editing-duration>
    <meta:editing-cycles>1</meta:editing-cycles>
    <meta:document-statistic meta:table-count="1" meta:cell-count="50" meta:object-count="0"/>
    <meta:generator>LibreOffice/4.1.3.2$Linux_X86_64 LibreOffice_project/410m0$Build-2</meta:generator>
  </office:meta>
</office:document-meta>
</file>